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17 17:27   |   <text:a xlink:type="simple" xlink:href="http://palinfo.habago.org/Entry?Command=Information_PrintForum&amp;iPage=23&amp;sType=FORUM#FORUM37365"><text:span text:style-name="T2">#</text:span></text:a></text:p>
      <text:p text:style-name="P2">卡韓政變<text:span text:style-name="T3">(7)</text:span>：機會一旦錯過，往往又是下一個輪迴<text:span text:style-name="T3"> <text:line-break/><text:line-break/><text:line-break/></text:span>陳真<text:span text:style-name="T3"><text:s/>2019. 04. 17. <text:line-break/><text:line-break/><text:line-break/></text:span>韓國瑜深得民心迅速崛起的這幾個月來，西方主流媒體對韓近乎瘋狂毫無理由的批評與謾罵，睜眼說瞎話什麼台灣快要滅亡了，快要被韓流給弄垮了，氣急敗壞胡說八道一通。島內外更有一大堆長年以來整天對台灣人洗腦、散播假消息的美國人渣，更是荒腔走板，各方箭頭一致指向韓國瑜。由此你就可以知道現在是演哪一齣了。<text:span text:style-name="T3"> <text:line-break/><text:line-break/></text:span>這齣戲的名稱就叫做卡韓。不但卡，還要毀。而這齣戲的男主角就是郭台銘，導演當然就是美國，配角則是吳敦義及藍綠政客們。那麼，跑龍套的當然就是你我一般人；在某種洗腦下，眾人傻呼呼地把戲演完，完成卡韓毀韓之反中關鍵任務。<text:span text:style-name="T3"> <text:line-break/><text:line-break/></text:span>我覺得，許多時候，是非善惡的現實意義得這樣看：取大放小。看你覺得什麼樣的狀況是你覺得最重要的，從而排定取捨順序。至於我自己呢，我寧可投廢票，也不可能傻到去當美國人的狗。韓若不選，那麼，最好的結局就是讓國民黨再垮台一次。切莫投給郭台銘，也別投給任何國民黨的立委候選人。<text:span text:style-name="T3"> <text:line-break/><text:line-break/></text:span>我很少主動教人怎麼投票，因為在一個更大的層次與格局上來說，島內勝負確實意義不大。但是這回比較特別。郭台銘若獲得提名，我會盡可能幫他以及幫這個爛黨減少得票數。我們也許打不著狗的主人，直接打狗總可以吧。凡是美國所急欲進行的事，絕對有百害無一利，都不應讓他得逞。<text:span text:style-name="T3"> <text:line-break/><text:line-break/></text:span>所謂內行看門道，外行看熱鬧，台灣名嘴眾多，一堆有的沒的什麼專家學者，整天喋喋不休，但事實上他們對於島內政治的理解，真是很狀況外。我不知道他們是真無知抑或裝蒜？政治怎麼會是媒體上所呈現的那麼一回事？太低能了吧？人們真的這麼<text:span text:style-name="T3"><text:s/>"</text:span>單純<text:span text:style-name="T3">" </text:span>嗎？<text:span text:style-name="T3"> <text:line-break/><text:line-break/></text:span>很多事之改變，終究還是得依靠眾人之力。充滿自主意義的韓流，是否會被逐漸殲滅？台灣跟對岸在這樣的中美關係下，能否發展出良好的轉變？這一切，終究還是得看台灣人打算怎麼決定自己的未來。<text:span text:style-name="T3"> <text:line-break/><text:line-break/></text:span>很多東西，時間往往是一個關鍵因素，一旦錯過機會，很可能就整個轉到另一條可悲的道路上。我們回頭看過去，不管是看自己或看整個國家整個世界，你常會發現，過去曾經有過某種機會，足以導向一個更好的未來，但是在那當下，我們往往不信邪，或是根本看不清。機會一旦錯過，往往又是下一個輪迴了。<text:span text:style-name="T3"> <text:line-break/><text:line-break/></text:span>我這幾篇關於郭台銘的文字，特別歡迎轉載。<text:span text:style-name="T3"> <text:line-break/><text:line-break/>================= <text:line-break/></text:span>韓國瑜現象引起國際憂慮<text:span text:style-name="T3"><text:s/></text:span>美媒直指危害台灣民主<text:span text:style-name="T3"> <text:line-break/><text:line-break/></text:span>新頭殼<text:span text:style-name="T3">newtalk </text:span>洪聖斐<text:span text:style-name="T3"><text:s/></text:span>編譯報導<text:span text:style-name="T3"> <text:line-break/><text:line-break/>2019.04.17 <text:line-break/><text:line-break/></text:span>高雄市長韓國瑜在媒體的曝光率居高不下，特定媒體對他的報導，甚至高達整節新聞的<text:span text:style-name="T3">6</text:span>成以上。許多民調也顯示，他在所有可能參選總統的人士中領先。相關的現象引起國際媒體注意，美國媒體《大西洋雜誌》<text:span text:style-name="T3">(The Atlantic)</text:span>記者何貴森<text:span text:style-name="T3">(Chris Horton)</text:span>，稍早以《台灣的民粹主義者助長中國的利益》<text:span text:style-name="T3">(The Taiwanese Populist Advancing China’s Interests)</text:span>為題，報導韓國瑜參選總統的可能性，以及對台灣民主的危害。<text:span text:style-name="T3"> <text:line-break/><text:line-break/></text:span>何貴森<text:span text:style-name="T3">(Chris Horton)</text:span>指出，韓國瑜從來沒有正式宣告打算參選，但他已經讓許多選民如癡如醉，很有機會成為台灣的下一任總統。何貴森觀察到，韓國瑜講大話以及對女性和少數民族的一些不當用語引起批評，但更讓人不安的是他對中國的態度，以及北京操弄偏袒他的輿論。<text:span text:style-name="T3"> <text:line-break/><text:line-break/></text:span>何貴森<text:span text:style-name="T3">(Chris Horton)</text:span>認為，台灣在世界上的地位很不穩固。雖然完全自治，有自己的民選政府與軍隊，但邦交國甚少。很多人擔心，韓國瑜一旦選上總統，會使台灣與中國之間的關係更不穩定、侵蝕台灣好不容易爭取來的民主，並引起美國對台灣的忠誠度產生質疑。<text:span text:style-name="T3"> <text:line-break/><text:line-break/></text:span>何貴森<text:span text:style-name="T3">(Chris Horton)</text:span>說，北京在韓國瑜身上找到他們偏好的台灣總統候選人條件。在蔡英文總統<text:span text:style-name="T3">3</text:span>年來努力要使台灣經濟不要過度倚賴中國後，韓國瑜反其道大力推動高雄與中國的經濟連結。<text:span text:style-name="T3"> <text:line-break/><text:line-break/></text:span>韓國瑜最近的港澳行程拜訪中聯辦，也引起國際注意。美國智庫戰略暨國際研究中心中國權力計畫主任葛來儀<text:span text:style-name="T3">(Bonnie Glaser)</text:span>便曾評論說：「韓國瑜與中國官員的會面，透露出他有意願與中國更加緊密一致的立場。<text:span text:style-name="T3">…</text:span>這點引人懷疑，一旦韓國瑜選上總統，會擁抱中國的立場到什麼程度。」<text:span text:style-name="T3"> <text:line-break/><text:line-break/></text:span>何貴森<text:span text:style-name="T3">(Chris Horton)</text:span>指出，韓國瑜的勝選對台灣的未來乃至整個區域都有重大意義。韓國瑜所屬的國民黨曾經統治過整個中國，其立場是台灣與中國屬於同一個國家，只是兩岸分治。這個觀點比起蔡英文領導、偏好將台灣事實獨立正式化的民進黨，更接近北京的立場。<text:span text:style-name="T3"> <text:line-break/><text:line-break/></text:span>何貴森<text:span text:style-name="T3">(Chris Horton)</text:span>觀察到，雖然大部分的媒體靠攏韓國瑜，許多台灣人仍舊大聲疾呼反對他。這個月，在高雄就有<text:span text:style-name="T3">2</text:span>千多人上街示威，抗議他的中國之行。許多人高舉「掃除叛國賊韓國瑜」、「反對一國兩制」、「反對中國併吞」、「今日香港，明日台灣」等標語牌。<text:span text:style-name="T3"> <text:line-break/><text:line-break/></text:span>當時也來參加這場示威的林飛帆告訴何貴森<text:span text:style-name="T3">(Chris Horton)</text:span>：「韓國瑜的兩岸政策令人憂心。一旦他當上我們的總統，我相信這將變成台灣民主與主權的危機。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